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325ad" officeooo:paragraph-rsid="001325ad"/>
    </style:style>
    <style:style style:name="P2" style:family="paragraph" style:parent-style-name="Standard">
      <style:text-properties style:font-name="Arial" fo:font-size="12pt" officeooo:rsid="001325ad" officeooo:paragraph-rsid="001325ad" style:font-size-asian="12pt" style:font-size-complex="12pt"/>
    </style:style>
    <style:style style:name="P3" style:family="paragraph" style:parent-style-name="Standard">
      <style:text-properties style:font-name="Arial" fo:font-size="12pt" officeooo:paragraph-rsid="001325ad" style:font-size-asian="12pt" style:font-size-complex="12pt"/>
    </style:style>
    <style:style style:name="P4" style:family="paragraph" style:parent-style-name="Standard">
      <style:text-properties style:font-name="Arial" fo:font-size="12pt" fo:font-weight="bold" officeooo:rsid="001325ad" officeooo:paragraph-rsid="001325a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officeooo:rsid="001325ad" officeooo:paragraph-rsid="001325ad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9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1d2125" loext:opacity="100%" style:font-name="Arial" fo:font-size="12pt" fo:letter-spacing="normal" fo:font-style="normal" fo:font-weight="normal" officeooo:rsid="00151385" officeooo:paragraph-rsid="00151385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1d2125" loext:opacity="100%" style:font-name="Arial" fo:font-size="12pt" fo:letter-spacing="normal" fo:font-style="normal" fo:font-weight="bold" officeooo:paragraph-rsid="001325ad" style:font-size-asian="12pt" style:font-weight-asian="bold" style:font-size-complex="12pt" style:font-weight-complex="bold"/>
    </style:style>
    <style:style style:name="T1" style:family="text">
      <style:text-properties officeooo:rsid="001325a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Marcar en el enunciado las posibles entidades y las relaciones.</text:p>
      <text:p text:style-name="P7">Amarillo entidades </text:p>
      <text:p text:style-name="P7">verde relaciones </text:p>
      <text:p text:style-name="P8">2. Proponer las frases que describan el problema.</text:p>
      <text:p text:style-name="P2">Cabildo insular tener parque naturales</text:p>
      <text:p text:style-name="P2">parque naturales tiene área</text:p>
      <text:p text:style-name="P2">área residen especies </text:p>
      <text:p text:style-name="P2">especies puede ser vegetales animales y minerales </text:p>
      <text:p text:style-name="P2">personal puede ser gestión , vigilante, investigador </text:p>
      <text:p text:style-name="P2">personal investigador realiza proyecto</text:p>
      <text:p text:style-name="P3"><text:span text:style-name="T1">visitante alojarse alojamientos </text:span></text:p>
      <text:p text:style-name="P8">3. Generar los modelos de cada frase.</text:p>
      <text:p text:style-name="P8"/>
      <text:p text:style-name="P8">4. Identificación de entidades y analizar su fortaleza.</text:p>
      <text:p text:style-name="P8">5. Realizar un estudio de cardinalidad.</text:p>
      <text:p text:style-name="P8">6. Generar el modelo completo E/R.</text:p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8:35:59.883000000</meta:creation-date>
    <dc:date>2023-10-17T18:49:36.648000000</dc:date>
    <meta:editing-duration>PT13M36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5" meta:word-count="83" meta:character-count="576" meta:non-whitespace-character-count="502"/>
  </office:meta>
</office:document-meta>
</file>